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margin-top="0cm" fo:margin-bottom="0.353cm" fo:line-height="0.487cm" fo:text-align="start" style:justify-single-word="false" fo:text-indent="0cm" style:auto-text-indent="false"/>
      <style:text-properties fo:font-variant="normal" fo:text-transform="none" fo:color="#00000a" style:text-position="0% 0%" style:font-name="Calibri" fo:font-size="12pt" fo:letter-spacing="normal" fo:font-style="normal" fo:font-weight="normal" style:font-name-asian="Calibri1" style:font-size-asian="12pt" style:font-name-complex="Calibri1"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Lorsque le grand blizzard ravagea la Surface, le peuple Jaa, une civilisation basée sur la mécanique des machines à vapeur, n'a eu d'autre choix que de se réfugier dans le monde souterrain, qui, selon les histoires que les pères racontent à leurs fils, regorgerait de créatures monstrueuses et des plus grands dangers. Et, lors de leur descente par les tunnels, ils trouvèrent bien des monstres, des animaux difformes, habitants des profondeurs. Certains sont morts lors du voyage, mais ce que les survivants trouvèrent leur redonna espoir, une immense cavité naturelle, abritant en son centre une cité abandonnée par une ancienne civilisaton troglodyte.</text:p>
      <text:p text:style-name="P1"><text:tab/>Un siècle après l'installation des Jaa sous terre, un vieil homme se voit confier l'honorable mission de retourner explorer la surface, et il ne se doute pas de ce qui l'attend pendant son voyage, mais il aura bien quelques "révélations" sur le véritable enjeu de cette mission, un enjeu qui le dépasse de loin, lui et ses camarad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7M7S</meta:editing-duration>
    <meta:editing-cycles>4</meta:editing-cycles>
    <meta:generator>OpenOffice.org/3.3$Win32 OpenOffice.org_project/330m20$Build-9567</meta:generator>
    <dc:date>2013-11-28T16:35:05.39</dc:date>
    <meta:document-statistic meta:table-count="0" meta:image-count="0" meta:object-count="0" meta:page-count="1" meta:paragraph-count="2" meta:word-count="160" meta:character-count="991"/>
    <meta:user-defined meta:name="Info 1"/>
    <meta:user-defined meta:name="Info 2"/>
    <meta:user-defined meta:name="Info 3"/>
    <meta:user-defined meta:name="Info 4"/>
  </office:meta>
</office:document-meta>
</file>